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5d24"/>
    </style:style>
    <style:style style:name="T1" style:family="text">
      <style:text-properties officeooo:rsid="00075d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DESCRIPTION ABOUT DATASET------------- TO IDENTIFY BOT/FAKE ACCOUNT</text:span></text:span></text:p>
      <text:p text:style-name="Standard"><text:span text:style-name="Strong_20_Emphasis"/></text:p>
      <text:p text:style-name="Standard"><text:span text:style-name="Strong_20_Emphasis">NAME</text:span>: The name of the individual.<text:line-break/><text:span text:style-name="Strong_20_Emphasis">GENDER</text:span>: The gender of the individual, either male or female.<text:line-break/><text:span text:style-name="Strong_20_Emphasis">EMAIL_ID</text:span>: The email address of the individual.<text:line-break/><text:span text:style-name="Strong_20_Emphasis">IS_GLOGIN</text:span>: A boolean indicating whether the individual used Google login to register or not.<text:line-break/><text:span text:style-name="Strong_20_Emphasis">FOLLOWER_COUNT</text:span>: The number of followers the individual has.<text:line-break/><text:span text:style-name="Strong_20_Emphasis">FOLLOWING_COUNT</text:span>: The number of individuals the individual is following.<text:line-break/><text:span text:style-name="Strong_20_Emphasis">DATASET_COUNT</text:span>: The number of datasets the individual has created.<text:line-break/><text:span text:style-name="Strong_20_Emphasis">CODE_COUNT</text:span>: The number of notebooks the individual has created.<text:line-break/><text:span text:style-name="Strong_20_Emphasis">DISCUSSION_COUNT</text:span>: The number of discussions the individual has participated in.<text:line-break/><text:span text:style-name="Strong_20_Emphasis">AVG_NB_READ_TIME_MIN</text:span>: The average time spent reading notebooks in minutes.<text:line-break/><text:span text:style-name="Strong_20_Emphasis">REGISTRATION_IPV4</text:span>: The IP address used to register.<text:line-break/><text:span text:style-name="Strong_20_Emphasis">REGISTRATION_LOCATION</text:span>: The location from where the individual registered.<text:line-break/><text:span text:style-name="Strong_20_Emphasis">TOTAL_VOTES_GAVE_NB</text:span>: The total number of votes the individual has given to notebooks.<text:line-break/><text:span text:style-name="Strong_20_Emphasis">TOTAL_VOTES_GAVE_DS</text:span>: The total number of votes the individual has given to datasets.<text:line-break/><text:span text:style-name="Strong_20_Emphasis">TOTAL_VOTES_GAVE_DC</text:span>: The total number of votes the individual has given to discussion comments.<text:line-break/><text:span text:style-name="Strong_20_Emphasis">ISBOT</text:span>: A boolean indicating whether the individual is a bot or n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4T15:16:56.677290015</meta:creation-date>
    <dc:date>2023-02-24T15:19:02.690285211</dc:date>
    <meta:editing-duration>PT2M6S</meta:editing-duration>
    <meta:editing-cycles>1</meta:editing-cycles>
    <meta:document-statistic meta:table-count="0" meta:image-count="0" meta:object-count="0" meta:page-count="1" meta:paragraph-count="2" meta:word-count="162" meta:character-count="1179" meta:non-whitespace-character-count="1019"/>
    <meta:generator>LibreOffice/6.0.7.3$Linux_X86_64 LibreOffice_project/00m0$Build-3</meta:generator>
  </office:meta>
</office:document-meta>
</file>